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fr1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>Analysis</text:p>
      <text:p text:style-name="Text_20_body"/>
      <text:p text:style-name="Text_20_body">Situations</text:p>
      <text:list xml:id="list913820967" text:style-name="L1">
        <text:list-item>
          <text:p text:style-name="P1">Empty Room</text:p>
        </text:list-item>
        <text:list-item>
          <text:p text:style-name="P1">Dense Obstacles</text:p>
        </text:list-item>
        <text:list-item>
          <text:p text:style-name="P1">Maze</text:p>
        </text:list-item>
        <text:list-item>
          <text:p text:style-name="P1">Tight Spaces</text:p>
        </text:list-item>
        <text:list-item>
          <text:p text:style-name="P1">Separate Spaces</text:p>
        </text:list-item>
      </text:list>
      <text:p text:style-name="Text_20_body"/>
      <text:p text:style-name="Text_20_body"/>
      <text:p text:style-name="Text_20_body">Theory</text:p>
      <text:list xml:id="list656573799" text:style-name="L2">
        <text:list-item>
          <text:p text:style-name="P2">Once the bots have become disconnected, it is not possible for them to be connected again. (Thus, once a disconnected board is detected, that fact can be cached and the computation of whether they're connected or not need not be performed again.)</text:p>
        </text:list-item>
        <text:list-item>
          <text:p text:style-name="P2">The approximate distance between the bots can be found using:<text:line-break/><text:line-break/><draw:frame draw:style-name="fr1" draw:name="Object1" text:anchor-type="as-char" svg:width="1.4673in" svg:height="0.2098in" draw:z-index="0"><draw:object xlink:href="./Object 1" xlink:type="simple" xlink:show="embed" xlink:actuate="onLoad"/><draw:image xlink:href="./ObjectReplacements/Object 1" xlink:type="simple" xlink:show="embed" xlink:actuate="onLoad"/></draw:frame> <text:line-break/><text:line-break/>This is because the bot must always move over and down or down and over to move diagonally.<text:line-break/><text:line-break/>It works better and is easier to compute than the normal distance formula based on the Pythagorean theorum.</text:p>
        </text:list-item>
        <text:list-item>
          <text:p text:style-name="P2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2-20T23:12:26</meta:creation-date>
    <dc:date>2010-02-21T11:05:46</dc:date>
    <meta:editing-duration>PT11H31M26S</meta:editing-duration>
    <meta:editing-cycles>3</meta:editing-cycles>
    <meta:generator>OpenOffice.org/3.1$Unix OpenOffice.org_project/310m19$Build-9420</meta:generator>
    <meta:document-statistic meta:table-count="0" meta:image-count="0" meta:object-count="1" meta:page-count="1" meta:paragraph-count="10" meta:word-count="107" meta:character-count="607"/>
  </office:meta>
</office:document-meta>
</file>

<file path=Object 1/content.xml><?xml version="1.0" encoding="utf-8"?>
<!DOCTYPE math  PUBLIC '-//OpenOffice.org//DTD Modified W3C MathML 1.01//EN'  'math.dtd'>
<math:math xmlns:math="http://www.w3.org/1998/Math/MathML">
  <math:semantics>
    <math:mrow>
      <math:mi>d</math:mi>
      <math:mo math:stretchy="false">=</math:mo>
      <math:mrow>
        <math:mfenced math:open="∣" math:close="∣">
          <math:mrow>
            <math:msub>
              <math:mi>x</math:mi>
              <math:mn>2</math:mn>
            </math:msub>
            <math:mo math:stretchy="false">−</math:mo>
            <math:msub>
              <math:mi>x</math:mi>
              <math:mn>1</math:mn>
            </math:msub>
          </math:mrow>
        </math:mfenced>
        <math:mo math:stretchy="false">+</math:mo>
        <math:mfenced math:open="∣" math:close="∣">
          <math:mrow>
            <math:msub>
              <math:mi>y</math:mi>
              <math:mn>2</math:mn>
            </math:msub>
            <math:mo math:stretchy="false">−</math:mo>
            <math:msub>
              <math:mi>y</math:mi>
              <math:mn>1</math:mn>
            </math:msub>
          </math:mrow>
        </math:mfenced>
      </math:mrow>
    </math:mrow>
    <math:annotation math:encoding="StarMath 5.0">d=abs{x_2-x_1} + abs{y_2-y_1}</math:annotation>
  </math:semantics>
</math:math>
</file>